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 svg:font-family=""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0398in" fo:margin-bottom="0.0398in" loext:contextual-spacing="false"/>
    </style:style>
    <style:style style:name="P3" style:family="paragraph" style:parent-style-name="Standard">
      <style:paragraph-properties fo:margin-top="0.0398in" fo:margin-bottom="0.0398in" loext:contextual-spacing="false" fo:text-align="center" style:justify-single-word="false"/>
      <style:text-properties fo:font-weight="bold" style:font-weight-asian="bold" style:font-weight-complex="bold"/>
    </style:style>
    <style:style style:name="P4" style:family="paragraph" style:parent-style-name="Standard">
      <style:paragraph-properties fo:margin-top="0.0398in" fo:margin-bottom="0.0398in" loext:contextual-spacing="false"/>
      <style:text-properties officeooo:paragraph-rsid="000acb61"/>
    </style:style>
    <style:style style:name="P5" style:family="paragraph" style:parent-style-name="Standard">
      <style:paragraph-properties fo:margin-top="0.0398in" fo:margin-bottom="0.0398in" loext:contextual-spacing="false" fo:text-align="center" style:justify-single-word="false"/>
      <style:text-properties officeooo:paragraph-rsid="000acb61"/>
    </style:style>
    <style:style style:name="P6" style:family="paragraph" style:parent-style-name="body">
      <style:text-properties officeooo:paragraph-rsid="001090b9"/>
    </style:style>
    <style:style style:name="P7" style:family="paragraph" style:parent-style-name="paragraph01">
      <style:text-properties officeooo:paragraph-rsid="000f1315"/>
    </style:style>
    <style:style style:name="P8" style:family="paragraph" style:parent-style-name="paragraph01">
      <style:text-properties officeooo:paragraph-rsid="000ff09e"/>
    </style:style>
    <style:style style:name="P9" style:family="paragraph" style:parent-style-name="paragraph01">
      <style:text-properties officeooo:paragraph-rsid="0015381c"/>
    </style:style>
    <style:style style:name="P10" style:family="paragraph" style:parent-style-name="paragraph01">
      <style:text-properties fo:font-style="italic" style:font-style-asian="italic" style:font-style-complex="italic"/>
    </style:style>
    <style:style style:name="P11" style:family="paragraph" style:parent-style-name="paragraph01">
      <style:text-properties officeooo:paragraph-rsid="00188ebb"/>
    </style:style>
    <style:style style:name="P12" style:family="paragraph" style:parent-style-name="paragraph01">
      <style:text-properties officeooo:paragraph-rsid="001a7297"/>
    </style:style>
    <style:style style:name="P13" style:family="paragraph" style:parent-style-name="body" style:list-style-name="L1"/>
    <style:style style:name="P14" style:family="paragraph" style:parent-style-name="body" style:list-style-name="L2"/>
    <style:style style:name="P15" style:family="paragraph" style:parent-style-name="body" style:list-style-name="L3">
      <style:text-properties officeooo:paragraph-rsid="001090b9"/>
    </style:style>
    <style:style style:name="P16" style:family="paragraph" style:parent-style-name="body" style:list-style-name="L3">
      <style:text-properties officeooo:paragraph-rsid="0014b991"/>
    </style:style>
    <style:style style:name="P17" style:family="paragraph" style:parent-style-name="body" style:list-style-name="L3">
      <style:text-properties officeooo:rsid="0014b991" officeooo:paragraph-rsid="0014b991"/>
    </style:style>
    <style:style style:name="P18" style:family="paragraph" style:parent-style-name="body" style:list-style-name="L4"/>
    <style:style style:name="P19" style:family="paragraph" style:parent-style-name="body" style:list-style-name="L5"/>
    <style:style style:name="P20" style:family="paragraph" style:parent-style-name="body" style:list-style-name="L6"/>
    <style:style style:name="P21" style:family="paragraph">
      <style:paragraph-properties fo:margin-top="0.0398in" fo:margin-bottom="0.0398in"/>
    </style:style>
    <style:style style:name="P22" style:family="paragraph">
      <style:text-properties style:font-name="F" fo:font-size="12pt" fo:font-style="italic" style:font-style-asian="italic" style:font-style-complex="italic"/>
    </style:style>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 style:family="paragraph">
      <style:text-properties style:font-name="F" fo:font-size="12pt"/>
    </style:style>
    <style:style style:name="P25"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officeooo:rsid="000a92de"/>
    </style:style>
    <style:style style:name="T2" style:family="text">
      <style:text-properties fo:font-weight="bold" style:font-weight-asian="bold" style:font-weight-complex="bold"/>
    </style:style>
    <style:style style:name="T3" style:family="text">
      <style:text-properties officeooo:rsid="000acb61"/>
    </style:style>
    <style:style style:name="T4" style:family="text">
      <style:text-properties officeooo:rsid="000e7687"/>
    </style:style>
    <style:style style:name="T5" style:family="text">
      <style:text-properties officeooo:rsid="000f1315"/>
    </style:style>
    <style:style style:name="T6" style:family="text">
      <style:text-properties officeooo:rsid="000ff09e"/>
    </style:style>
    <style:style style:name="T7" style:family="text">
      <style:text-properties officeooo:rsid="0013149d"/>
    </style:style>
    <style:style style:name="T8" style:family="text">
      <style:text-properties fo:font-style="italic" style:font-style-asian="italic" style:font-style-complex="italic"/>
    </style:style>
    <style:style style:name="T9" style:family="text">
      <style:text-properties officeooo:rsid="001c2a73"/>
    </style:style>
    <style:style style:name="T10" style:family="text">
      <style:text-properties officeooo:rsid="00202bd3"/>
    </style:style>
    <style:style style:name="T11" style:family="text">
      <style:text-properties fo:color="#ce181e" officeooo:rsid="00202bd3"/>
    </style:style>
    <style:style style:name="T12" style:family="text">
      <style:text-properties fo:color="#ce181e" officeooo:rsid="00202bd3" fo:background-color="#ffff99" loext:char-shading-value="0"/>
    </style:style>
    <style:style style:name="T13" style:family="text">
      <style:text-properties fo:color="#ce181e" officeooo:rsid="00202bd3" fo:background-color="#ffff99" loext:char-shading-value="0"/>
    </style:style>
    <style:style style:name="T14" style:family="text">
      <style:text-properties fo:color="#ce181e" officeooo:rsid="00202bd3" fo:background-color="transparent" loext:char-shading-value="0"/>
    </style:style>
    <style:style style:name="T15" style:family="text">
      <style:text-properties fo:color="#ffff99" officeooo:rsid="00202bd3" fo:background-color="transparent" loext:char-shading-value="0"/>
    </style:style>
    <style:style style:name="T16" style:family="text">
      <style:text-properties fo:color="#ffff00" officeooo:rsid="00202bd3" fo:background-color="transparent" loext:char-shading-value="0"/>
    </style:style>
    <style:style style:name="T17" style:family="text">
      <style:text-properties fo:color="#ff9900" officeooo:rsid="00202bd3" fo:background-color="transparent" loext:char-shading-value="0"/>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lanek">STANOVY<text:line-break/>občanského sdružení<text:line-break/>”<text:span text:style-name="T1">Krčín</text:span>”</text:p>
      <text:p text:style-name="clanek"><text:line-break/><text:span text:style-name="T2">čl. I<text:line-break/>Název a sídlo, působnost a charakter sdružení</text:span></text:p>
      <text:p text:style-name="P1"/>
      <text:p text:style-name="P2">1) Název sdružení je: ”<text:span text:style-name="T1">Krčín</text:span>” (dále jen ”sdružení”); </text:p>
      <text:p text:style-name="P2">2) Sídlem sdružení je ……………… — adresa:………………………… </text:p>
      <text:p text:style-name="paragraph01">3) Sdružení působí na celém území České republiky, sdružení se nečlení na organizační jednotky<text:span text:style-name="T5"> -</text:span> celé sdružení je místně příslušnou organizační jednotkou<text:span text:style-name="T1">.</text:span></text:p>
      <text:p text:style-name="P2">4) Charakter sdružení — sdružení je občanské sdružení založené podle zákona č. 83/1990 Sb.<text:span text:style-name="T1"> Sdružení je dobrovolnou organizací , v níž se sdružují zastánci ochrany přírody, krajiny a původního krajinného rázu.</text:span></text:p>
      <text:p text:style-name="P2"/>
      <text:p text:style-name="clanek">čl. II<text:line-break/>Cíle činnosti</text:p>
      <text:p text:style-name="P3"/>
      <text:p text:style-name="P4">Cíle sdružení jsou: <text:line-break/>— ochrana přírody a krajiny, což je hlavním posláním sdružení<text:line-break/>— ochrana životního<office:annotation><dc:creator>Unknown Author</dc:creator><dc:date>2020-10-01T20:27:11.023162773</dc:date><text:p text:style-name="P22"><text:span text:style-name="T19">4) Ustanovení, podle kterého sdružení nesmějí vykonávat funkci státních orgánů, je úředníky ministerstva vnitra vykládáno tak, že sdružení nemůže mít ve svých stanovách jako svůj cíl napsáno ”…chránit životní prostředí…” (neboť to je prý výlučná funkce státních orgánů), ale jen ”…ochrana životního prostředí…” — jedná se o absurdní výklad, nemáte-li však chuť hádat se o jedno slovo, vyhovte těmto požadavkům. / převzato ze vzoru</text:span></text:p></office:annotation> prostředí<office:annotation><dc:creator>Unknown Author</dc:creator><dc:date>2020-10-01T20:23:49.976664260</dc:date><text:p text:style-name="P22"><text:span text:style-name="T19"><text:s/></text:span><text:span text:style-name="T19">Budete-li chtít, aby se sdružení mohlo účastnit správních řízení, musí mít v části stanov definujících jeho cíle </text:span><text:span text:style-name="T19"><text:line-break/></text:span><text:span text:style-name="T19">— jako hlavní poslání ochranu přírody a krajiny — pro správní řízení, jež se mohou dotýkat ochrany přírody a krajiny (viz § 70 zákona č. 114/1992 Sb. o ochraně přírody a krajiny).</text:span><text:span text:style-name="T19"><text:line-break/></text:span><text:span text:style-name="T19">— jako cíl ochranu životního prostředí — pro správních řízení vedených podle vodního zákona č. 254/2001 Sb. (viz § 115) a zákona č. 153/2000 o nakládání s geneticky modifikovanými organismy a produkty (viz § 12) <text:s/>/ převzato ze vzoru stanov</text:span></text:p></office:annotation> <text:line-break/>— ochrana památek, kulturních hodnot a krajinného rázu urbanizované i neurbanizované krajiny;<text:line-break/>— <text:span text:style-name="T3">budování přírodě blízkých krajinných prvků - například vodních nádrží, pastvin, sadů</text:span></text:p>
      <text:p text:style-name="P4">— <text:span text:style-name="T3"><text:s/>pořádání kulturních akcí</text:span><text:line-break/></text:p>
      <text:p text:style-name="clanek">čl. III <text:line-break/>(Náplň a) Formy činnosti</text:p>
      <text:p text:style-name="P5"/>
      <text:p text:style-name="P2">1) Náplň činnosti musí odpovídat cílům sdružení.</text:p>
      <text:p text:style-name="P7">2) Hlavním formou dosahování cílů sdružení je poskytování obecně prospěšných činností v oblastech ochrany životního prostředí<text:span text:style-name="T10"> a tvorby krajiny</text:span> , zejména:<office:annotation><dc:creator>Jiri Liska</dc:creator><dc:date>2020-10-01T16:26:13.797000000</dc:date><text:p text:style-name="P21"><text:span text:style-name="T18">(tuto formuli je vhodné uvést z důvodu osvobození od některých správních poplatků — Jde o formulaci, která ve smyslu vyhlášky č. 81/1995 Sb opravňuje k osvobození od správních poplatků za vydání kopií z úředních spisů, ověřování listin a podpisů.</text:span></text:p></office:annotation></text:p>
      <text:list xml:id="list3461484776" text:style-name="L1">
        <text:list-item>
          <text:p text:style-name="P13">praktická činnost členů ve spolupráci s orgány ochrany životního prostředí<text:span text:style-name="T10"> a </text:span><text:span text:style-name="T17">památkové péče</text:span></text:p>
        </text:list-item>
        <text:list-item>
          <text:p text:style-name="P13">kooperace s jinými sdruženími majícími za svůj hlavní cíl<text:span text:style-name="T4"> organizování společenských a kulturních akcí.</text:span></text:p>
        </text:list-item>
        <text:list-item>
          <text:p text:style-name="P13">účast při jednáních a řízeních s volenými i správními orgány;</text:p>
        </text:list-item>
        <text:list-item>
          <text:p text:style-name="P13">osvětová činnost.</text:p>
        </text:list-item>
      </text:list>
      <text:p text:style-name="P7">3) Další formy a konkretizaci činnosti stanoví členská schůze.</text:p>
      <text:p text:style-name="clanek">čl. IV<text:line-break/>Členství ve sdružení</text:p>
      <text:p text:style-name="paragraph01"><text:soft-page-break/>1) Členem sdružení může být jen fyzická osoba starší 18<text:span text:style-name="T5">ti</text:span> let</text:p>
      <text:p text:style-name="paragraph01">2) Přihlášku ke členství přijímá výbor sdružení. Pro přijetí člena je potřeba souhlas <text:span text:style-name="T6">alespoň 3/4 členů sdružení</text:span><text:span text:style-name="T6"><office:annotation><dc:creator>Unknown Author</dc:creator><dc:date>2020-10-01T19:47:43.672763194</dc:date><text:p text:style-name="P23"><text:span text:style-name="T19">Nebo členů výboru? Záleží na tom, jak moc se chceme rozrůstat… asi moc ne co? Takže člena přijímá členská schůze? ¾ účastníků členské schůze ? Jirka</text:span></text:p></office:annotation></text:span></text:p>
      <text:p text:style-name="paragraph01">3) Zakládajícím členem sdružení je fyzická osoba, která se účastní činnosti přípravného výboru a proti jejímuž členství nebyly vzneseny odůvodněné námitky ze strany ostatních osob účastnících se činnosti přípravného výboru<office:annotation><dc:creator>Jiri Liska</dc:creator><dc:date>2020-10-01T16:42:38.188000000</dc:date><text:p text:style-name="P25"><text:span text:style-name="T18">nevím jestli tam tento odstavec potřebujeme, mám za to že asi spíš ne</text:span></text:p></office:annotation>.</text:p>
      <text:p text:style-name="P8">4) Členství zaniká </text:p>
      <text:list xml:id="list2795833479" text:style-name="L2">
        <text:list-item>
          <text:p text:style-name="P14">doručením písemného oznámení člena o vystoupení výboru sdružení;</text:p>
        </text:list-item>
        <text:list-item>
          <text:p text:style-name="P14">rozhodnutím členské schůze o vyloučení;</text:p>
        </text:list-item>
        <text:list-item>
          <text:p text:style-name="P14">nezaplacením členských příspěvků ve dvou po sobě následujících letech;</text:p>
        </text:list-item>
        <text:list-item>
          <text:p text:style-name="P14">úmrtí<text:span text:style-name="T6">m</text:span> člena sdružení </text:p>
        </text:list-item>
        <text:list-item>
          <text:p text:style-name="P14">zánikem sdružení </text:p>
        </text:list-item>
      </text:list>
      <text:p text:style-name="paragraph01">5) Člen má právo<text:line-break/>účastnit se činnosti sdružení a jeho orgánů a být o této činnosti informován;<text:line-break/>účastnit se členské schůze, volit orgány sdružení a být do nich volen;<text:line-break/>předkládat návrhy, podněty a připomínky k činnosti sdružení;<text:line-break/>podílet se na stanovování cílů a forem činnosti sdružení;<text:line-break/></text:p>
      <text:p text:style-name="paragraph01">6) Člen má povinnost<text:line-break/>— dodržovat tyto stanovy, a jednat v souladu s cíly sdružení<text:line-break/>— platit členské příspěvky<office:annotation><dc:creator>Jiri Liska</dc:creator><dc:date>2020-10-01T16:57:38.677000000</dc:date><text:p text:style-name="P25"><text:span text:style-name="T18">chceme příspěvky, nechceme příspěvky?</text:span></text:p></office:annotation></text:p>
      <text:p text:style-name="paragraph01">7) Z členství nevyplývá povinnost platit zápisné ani členské příspěvky (to však nemusí být psáno)/Členské příspěvky jsou stanoveny ve výši xx,–Kč./ Výši členských příspěvků stanoví členská schůze/ výbor sdružení. (vyberte se co se líbí)<office:annotation><dc:creator>Jiri Liska</dc:creator><dc:date>2020-10-01T16:57:17.416000000</dc:date><text:p text:style-name="P25"><text:span text:style-name="T18">je třeba upravit podle příspěvků</text:span></text:p></office:annotation></text:p>
      <text:p text:style-name="clanek">čl. V<text:line-break/>Orgány sdružení</text:p>
      <text:p text:style-name="P6">Orgány sdružení jsou:</text:p>
      <text:list xml:id="list1920678280" text:style-name="L3">
        <text:list-item>
          <text:p text:style-name="P15">členská schůze</text:p>
        </text:list-item>
        <text:list-item>
          <text:p text:style-name="P16">výbor a předseda sdružení<office:annotation><dc:creator>Unknown Author</dc:creator><dc:date>2020-10-01T19:55:34.821829596</dc:date><text:p text:style-name="P23"><text:span text:style-name="T19">Chceme dát předsedovi rozhodovací a výkonné pravomoci? Z hlediska jednání třeba s katastrem nebo podávání úředních podání je to praktické, ale i trochu nebezečné. Jirka</text:span></text:p></office:annotation></text:p>
        </text:list-item>
        <text:list-item>
          <text:p text:style-name="P17">revizor</text:p>
        </text:list-item>
      </text:list>
      <text:p text:style-name="clanek">čl. VI<text:line-break/>Členská schůze</text:p>
      <text:p text:style-name="paragraph01">1) Členská schůze je nejvyšším orgánem sdružení; schází se nejméně jednou ročně;</text:p>
      <text:p text:style-name="paragraph01">2) Členskou schůzi svolává výbor sdružení. Členská schůze je usnášeníschopná, je-li přítomna alespoň polovina členů sdružení<office:annotation><dc:creator>Unknown Author</dc:creator><dc:date>2020-10-01T19:58:03.714258933</dc:date><text:p text:style-name="P23"><text:span text:style-name="T19">Ano, to bych udělal, po zkušenostech se včelaři. Může <text:s/>členská schůze rozhodovat per rollam, čili korespondenčně-po mailu, mobilu atd? Bylo by to praktické, ale nesmíme se rozhádat. Jirka</text:span></text:p></office:annotation>; nesejde-li se usnášeníschopná členská schůze, svolá výbor sdružení nejpozději do jednoho měsíce (ale ne dříve než za 5 dnů…) náhradní členskou schůzi, tato je usnášeníschopná bez ohledu na počet přítomných členů<office:annotation><dc:creator>Unknown Author</dc:creator><dc:date>2020-10-01T19:59:59.693947295</dc:date><text:p text:style-name="P23"><text:span text:style-name="T19">Jo, ne? Asi je to blbost už. Ale zase v případě nějakého úplného rozkladu to dává těm zbylým možnost to celé alespoň zrušit. Jirka</text:span></text:p></office:annotation>. Členská schůze přijímá rozhodnutí hla<text:soft-page-break/>sováním; pro přijetí rozhodnutí je potřeba souhlas nadpoloviční většiny přítomných členů, pokud tyto stanovy neurčí jinak.</text:p>
      <text:p text:style-name="paragraph01">3) Členskou schůzi svolá výbor sdružení také požá<text:span text:style-name="T7">dají-li o to alespoň 3 </text:span><text:s/>člen<text:span text:style-name="T7">ové</text:span> sdružení a to ve lhůtě do jednoho měsíce, není-li v žádosti uvedena lhůta pozdější.</text:p>
      <text:p text:style-name="P9">4) Členská schůze</text:p>
      <text:list xml:id="list3006669463" text:style-name="L5">
        <text:list-item>
          <text:p text:style-name="P19">schvaluje stanovy sdružení a jejich změny, rozhoduje o zániku sdružení; pro přijetí těchto rozhodnutí je potřeba 2/3 většiny všech členů sdružení<office:annotation><dc:creator>Unknown Author</dc:creator><dc:date>2020-10-01T20:04:12.336785375</dc:date><text:p text:style-name="P23"><text:span text:style-name="T19">Nebo ¾ radši? Jirka</text:span></text:p></office:annotation></text:p>
        </text:list-item>
        <text:list-item>
          <text:p text:style-name="P19">volí výbor sdružení a revizora</text:p>
        </text:list-item>
        <text:list-item>
          <text:p text:style-name="P19">schvaluje rozpočet, zprávu o činnosti, zprávu o hospodaření za minulé období a revizní zprávu;<text:line-break/></text:p>
        </text:list-item>
      </text:list>
      <text:list xml:id="list3756455078" text:style-name="L4">
        <text:list-item>
          <text:p text:style-name="P18">přijímá nové členy (je-li tím členství podmíněno) a rozhoduje o vyloučení člena;</text:p>
        </text:list-item>
        <text:list-item>
          <text:p text:style-name="P18">určuje formy a konkretizaci činnosti pro další období;</text:p>
        </text:list-item>
        <text:list-item>
          <text:p text:style-name="P18">stanovuje výši zápisného a členských příspěvků;</text:p>
          <text:p text:style-name="P18"/>
        </text:list-item>
      </text:list>
      <text:p text:style-name="clanek">čl. VII<text:line-break/>Výbor a předseda sdružení, jednání jménem sdružení</text:p>
      <text:p text:style-name="paragraph01">1) Výbor sdružení je tříčlenný, jeho funkčním obdobím je jeden rok. Ze svého středu volí předsedu sdružení (ten může být volen i přímo členskou schůzí). Činnost výboru sdružení řídí předseda sdružení, jeho hlas rozhoduje v případě rovnosti hlasů (to pro výbor o sudém počtu přítomných/všech členů).</text:p>
      <text:p text:style-name="P12">2) Výbor sdružení řídí sdružení v období mezi členskými schůzemi. Schůze výboru sdružení je volně přístupná členům sdružení. Výbor sdružení</text:p>
      <text:list xml:id="list2984148437" text:style-name="L6">
        <text:list-item>
          <text:p text:style-name="P20">na nejbližší schůzi projedná věc, požádá-li o to člen sdružení;</text:p>
        </text:list-item>
        <text:list-item>
          <text:p text:style-name="P20">připravuje zprávu o činnosti za minulé období, návrh rozpočtu na další období, případné změny stanov, návrh cílů další činnosti</text:p>
        </text:list-item>
      </text:list>
      <text:p text:style-name="P11">3) Předseda sdružení je statutárním orgánem sdružení; jménem sdružení dále jednají výborem písemně pověření členové sdružení. Tyto osoby jednají jménem sdružení samostatně.<office:annotation><dc:creator>Unknown Author</dc:creator><dc:date>2020-10-01T20:15:53.935903390</dc:date><text:p text:style-name="P24"><text:span text:style-name="T19"><text:s/></text:span><text:span text:style-name="T19">(V hospodářských věcech jedná jménem sdružení samostatně také pokladník sdružení). (opět záleží na Vás, jak toto upravíte — doporučujeme však jednoduchou úpravu) Osoby oprávněné jednat jménem sdružení mohou udělit plnou moc k zastupování další osobě (Již jsme se setkali s naprosto nesmyslným tvrzením, že osoba oprávněná jednat jménem sdružení nemůže udělit plnou moc, neboť to není napsáno ve stanovách (tuto množnost přitom upravuje občanský zákoník v hlavě třetí, § 22 až § 33a, a proto to vůbec nemusí být ve stanovách napsáno). Také jsme se setkali i s tvrzením, že plnou moc může dát jen ta osoba, o které to je ve stanovách napsáno (např. předseda). Proto doporučujeme co nejobecnější formulaci — ”plnou moc mohou dát všichni, kteří jsou oprávnění jednat jménem sdružení”.). /komentář převzatý ze vzoru</text:span></text:p></office:annotation></text:p>
      <text:p text:style-name="clanek">čl. VIII<text:line-break/>Revizor sdružení</text:p>
      <text:p text:style-name="paragraph01">1) Kontroluje činnost sdružení, především jeho hospodaření a plnění rozhodnutí členské schůze; jeho funkčním obdobím je jeden rok;</text:p>
      <text:p text:style-name="paragraph01">2) Připravuje revizní zprávy a posudek návrhu výroční zprávu; tyto předkládá členské schůzi.</text:p>
      <text:p text:style-name="paragraph01"/>
      <text:p text:style-name="clanek"><text:line-break/>čl. IX<text:line-break/>Zásady hospodaření</text:p>
      <text:p text:style-name="paragraph01"><text:soft-page-break/><text:line-break/>1) Sdružení je neziskovou organizací. Případné příjmy budou tvořit dary, dotace a granty a budou používány na činnost sdružení. Dalšími příjmy mohou být příjmy z činnosti, která je v souladu s cíli sdružení<text:span text:style-name="T9">. </text:span>Sdružení může uzavřít smlouvu o spolupráci s právnickou osobou pro finanční zajištění svých aktivit<office:annotation><dc:creator>Unknown Author</dc:creator><dc:date>2020-10-01T20:20:32.577527400</dc:date><text:p text:style-name="P23"><text:span text:style-name="T19">Bylo by ale dobré toto nějak upravit, aby smlouvu nemohl uzavřít jen předseda. Jirka</text:span></text:p></office:annotation>.</text:p>
      <text:p text:style-name="paragraph01">2) Výdaje sdružení jsou zaměřeny na uskutečňování cílů sdružení v souladu s formami činností podle těchto stanov a rozpočtem sdružení.</text:p>
      <text:p text:style-name="clanek">čl. X<text:line-break/>Okolnosti zániku sdružení</text:p>
      <text:p text:style-name="paragraph01">V případě zániku bude případný zbylý majetek po likvidaci předán na základě rozhodnutí členské schůze neziskové právnické osobě, jejíž cíle jsou blízké cílům sdružení<office:annotation><dc:creator>Unknown Author</dc:creator><dc:date>2020-10-01T20:22:13.134883576</dc:date><text:p text:style-name="P23"><text:span text:style-name="T19">Toto bych nějak upravil, třeba že členská schůze rozhodne o rozdělení majetku atd. Tuhle formulaci bych tam nenechával, přijde mi nebezpečná. Jirka</text:span></text:p></office:annotation>.</text:p>
      <text:p text:style-name="paragraph01"><text:line-break/><text:line-break/></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 svg:font-family=""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class="text"/>
    <style:style style:name="Table_20_Contents" style:display-name="Table Contents" style:family="paragraph" style:parent-style-name="Standard" style:class="extra"/>
    <style:style style:name="paragraph01" style:family="paragraph" style:parent-style-name="Standard" style:master-page-name="">
      <style:paragraph-properties fo:margin-left="0in" fo:margin-right="0in" fo:margin-top="0.0783in" fo:margin-bottom="0.0783in" loext:contextual-spacing="false" fo:line-height="100%" fo:text-indent="0in" style:auto-text-indent="false" style:page-number="auto">
        <style:tab-stops/>
      </style:paragraph-properties>
    </style:style>
    <style:style style:name="clanek" style:family="paragraph" style:parent-style-name="Standard">
      <style:paragraph-properties fo:margin-top="0.0398in" fo:margin-bottom="0.0398in" loext:contextual-spacing="false" fo:text-align="center" style:justify-single-word="false"/>
      <style:text-properties fo:font-weight="bold" style:font-weight-asian="bold" style:font-weight-complex="bold"/>
    </style:style>
    <style:style style:name="body" style:family="paragraph" style:parent-style-name="paragraph01"/>
    <style:style style:name="List_20_Contents" style:display-name="List Contents" style:family="paragraph" style:parent-style-name="Standard" style:class="html">
      <style:paragraph-properties fo:margin-left="0.3937in" fo:margin-right="0in"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ri Liska</meta:initial-creator>
    <meta:creation-date>2020-10-01T16:09:23.064000000</meta:creation-date>
    <dc:date>2020-10-01T20:30:56.282486215</dc:date>
    <meta:editing-duration>PT1H24M43S</meta:editing-duration>
    <meta:editing-cycles>24</meta:editing-cycles>
    <meta:generator>LibreOffice/6.0.7.3$Linux_X86_64 LibreOffice_project/00m0$Build-3</meta:generator>
    <meta:document-statistic meta:table-count="0" meta:image-count="0" meta:object-count="0" meta:page-count="4" meta:paragraph-count="62" meta:word-count="871" meta:character-count="5857" meta:non-whitespace-character-count="5041"/>
  </office:meta>
</office:document-meta>
</file>